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fo:border-top="none" fo:border-bottom="thin solid #F2F2F2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7">
      <style:table-cell-properties fo:border-top="none" fo:border-bottom="none" fo:border-left="thin solid #F2F2F2" fo:border-right="none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37">
      <style:table-cell-properties fo:border-top="none" fo:border-bottom="none" fo:border-left="none" fo:border-right="thin solid #F2F2F2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D9D9D9" style:vertical-align="middle" fo:background-color="#F2F2F2" style:repeat-content="false"/>
      <style:paragraph-properties fo:text-align="center"/>
      <style:text-properties fo:color="#262626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FFFFFF"/>
    </style:style>
    <style:style style:name="ce11" style:family="table-cell" style:parent-style-name="Default" style:data-style-name="N0">
      <style:table-cell-properties fo:border-top="thin solid #F2F2F2" fo:border-bottom="thin solid #F2F2F2" fo:border-left="thin solid #F2F2F2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F2F2F2" fo:border-bottom="thin solid #F2F2F2" fo:border-left="none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F2F2F2" fo:border-bottom="thin solid #F2F2F2" fo:border-left="none" fo:border-right="thin solid #F2F2F2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FBFBF" fo:border-left="thin solid #D9D9D9" fo:border-right="thin solid #D9D9D9" style:vertical-align="middle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D9D9D9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706cm"/>
    </style:style>
    <style:style style:name="ce23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13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5" style:family="table-cell" style:parent-style-name="Default" style:data-style-name="N2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27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</style:style>
    <style:style style:name="ce36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-top="thin solid #BFBFBF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BFBFBF" fo:border-bottom="none" fo:border-left="none" fo:border-right="none" style:vertical-align="middle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20">
      <style:table-cell-properties fo:border-top="thin solid #F2F2F2" fo:border-bottom="none" fo:border-left="thin solid #F2F2F2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 style:data-style-name="N20">
      <style:table-cell-properties fo:border-top="thin solid #F2F2F2" fo:border-bottom="none" fo:border-left="none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20">
      <style:table-cell-properties fo:border-top="thin solid #F2F2F2" fo:border-bottom="none" fo:border-left="none" fo:border-right="thin solid #F2F2F2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783166666666667cm"/>
    </style:style>
    <style:style style:name="co9" style:family="table-column">
      <style:table-column-properties fo:break-before="auto" style:column-width="0.719666666666667cm"/>
    </style:style>
    <style:style style:name="co10" style:family="table-column">
      <style:table-column-properties fo:break-before="auto" style:column-width="0.6985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804333333333333cm"/>
    </style:style>
    <style:style style:name="ro1" style:family="table-row">
      <style:table-row-properties style:row-height="16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6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7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8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9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1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2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3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4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5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6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10" table:number-columns-repeated="7" table:default-cell-style-name="ce5"/>
        <table:table-column table:style-name="co7" table:number-columns-repeated="7" table:default-cell-style-name="ce5"/>
        <table:table-column table:style-name="co10" table:number-columns-repeated="7" table:default-cell-style-name="ce5"/>
        <table:table-column table:style-name="co11" table:number-columns-repeated="7" table:default-cell-style-name="ce5"/>
        <table:table-column table:style-name="co12" table:number-columns-repeated="7" table:default-cell-style-name="ce5"/>
        <table:table-column table:style-name="co6" table:number-columns-repeated="16308" table:default-cell-style-name="ce5"/>
        <table:table-row table:style-name="ro1">
          <table:table-cell table:number-columns-repeated="2" table:style-name="ce2"/>
          <table:table-cell office:value-type="string" table:style-name="ce2">
            <text:p>Project start:</text:p>
          </table:table-cell>
          <table:table-cell office:value-type="date" office:date-value="2020-02-10T00:00:00" table:style-name="ce3">
            <text:p>Mon, 10/Feb/2020</text:p>
          </table:table-cell>
          <table:table-cell table:number-columns-repeated="23" table:style-name="ce4"/>
          <table:table-cell table:number-columns-repeated="16357" table:style-name="ce5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G3]" table:number-columns-spanned="7" table:number-rows-spanned="1" table:style-name="ce42">
            <text:p>10/Feb/20</text:p>
          </table:table-cell>
          <table:covered-table-cell table:number-columns-repeated="6"/>
          <table:table-cell office:value-type="date" office:date-value="2020-02-17T00:00:00" table:formula="of:=[.N3]" table:number-columns-spanned="7" table:number-rows-spanned="1" table:style-name="ce43">
            <text:p>17/Feb/20</text:p>
          </table:table-cell>
          <table:covered-table-cell table:number-columns-repeated="6"/>
          <table:table-cell office:value-type="date" office:date-value="2020-02-24T00:00:00" table:formula="of:=[.U3]" table:number-columns-spanned="7" table:number-rows-spanned="1" table:style-name="ce43">
            <text:p>24/Feb/20</text:p>
          </table:table-cell>
          <table:covered-table-cell table:number-columns-repeated="6"/>
          <table:table-cell office:value-type="date" office:date-value="2020-03-02T00:00:00" table:formula="of:=[.AB3]" table:number-columns-spanned="7" table:number-rows-spanned="1" table:style-name="ce43">
            <text:p>02/Mar/20</text:p>
          </table:table-cell>
          <table:covered-table-cell table:number-columns-repeated="6"/>
          <table:table-cell office:value-type="date" office:date-value="2020-03-09T00:00:00" table:formula="of:=[.AI3]" table:number-columns-spanned="7" table:number-rows-spanned="1" table:style-name="ce43">
            <text:p>09/Mar/20</text:p>
          </table:table-cell>
          <table:covered-table-cell table:number-columns-repeated="6"/>
          <table:table-cell office:value-type="date" office:date-value="2020-03-16T00:00:00" table:formula="of:=[.AP3]" table:number-columns-spanned="7" table:number-rows-spanned="1" table:style-name="ce43">
            <text:p>16/Mar/20</text:p>
          </table:table-cell>
          <table:covered-table-cell table:number-columns-repeated="6"/>
          <table:table-cell office:value-type="date" office:date-value="2020-03-23T00:00:00" table:formula="of:=[.AW3]" table:number-columns-spanned="7" table:number-rows-spanned="1" table:style-name="ce43">
            <text:p>23/Mar/20</text:p>
          </table:table-cell>
          <table:covered-table-cell table:number-columns-repeated="6"/>
          <table:table-cell office:value-type="date" office:date-value="2020-03-30T00:00:00" table:formula="of:=[.BD3]" table:number-columns-spanned="7" table:number-rows-spanned="1" table:style-name="ce43">
            <text:p>30/Mar/20</text:p>
          </table:table-cell>
          <table:covered-table-cell table:number-columns-repeated="6"/>
          <table:table-cell office:value-type="date" office:date-value="2020-04-06T00:00:00" table:formula="of:=[.BK3]" table:number-columns-spanned="7" table:number-rows-spanned="1" table:style-name="ce43">
            <text:p>06/Apr/20</text:p>
          </table:table-cell>
          <table:covered-table-cell table:number-columns-repeated="6"/>
          <table:table-cell office:value-type="date" office:date-value="2020-04-13T00:00:00" table:formula="of:=[.BR3]" table:number-columns-spanned="7" table:number-rows-spanned="1" table:style-name="ce44">
            <text:p>13/Apr/20</text:p>
          </table:table-cell>
          <table:covered-table-cell table:number-columns-repeated="6"/>
          <table:table-cell table:number-columns-repeated="16308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$D1]" table:style-name="ce6">
            <text:p>10</text:p>
          </table:table-cell>
          <table:table-cell office:value-type="date" office:date-value="2020-02-11T00:00:00" table:formula="of:=[.G3] + 1" table:style-name="ce7">
            <text:p>11</text:p>
          </table:table-cell>
          <table:table-cell office:value-type="date" office:date-value="2020-02-12T00:00:00" table:formula="of:=[.H3] + 1" table:style-name="ce7">
            <text:p>12</text:p>
          </table:table-cell>
          <table:table-cell office:value-type="date" office:date-value="2020-02-13T00:00:00" table:formula="of:=[.I3] + 1" table:style-name="ce7">
            <text:p>13</text:p>
          </table:table-cell>
          <table:table-cell office:value-type="date" office:date-value="2020-02-14T00:00:00" table:formula="of:=[.J3] + 1" table:style-name="ce7">
            <text:p>14</text:p>
          </table:table-cell>
          <table:table-cell office:value-type="date" office:date-value="2020-02-15T00:00:00" table:formula="of:=[.K3] + 1" table:style-name="ce7">
            <text:p>15</text:p>
          </table:table-cell>
          <table:table-cell office:value-type="date" office:date-value="2020-02-16T00:00:00" table:formula="of:=[.L3] + 1" table:style-name="ce7">
            <text:p>16</text:p>
          </table:table-cell>
          <table:table-cell office:value-type="date" office:date-value="2020-02-17T00:00:00" table:formula="of:=[.M3] + 1" table:style-name="ce7">
            <text:p>17</text:p>
          </table:table-cell>
          <table:table-cell office:value-type="date" office:date-value="2020-02-18T00:00:00" table:formula="of:=[.N3] + 1" table:style-name="ce7">
            <text:p>18</text:p>
          </table:table-cell>
          <table:table-cell office:value-type="date" office:date-value="2020-02-19T00:00:00" table:formula="of:=[.O3] + 1" table:style-name="ce7">
            <text:p>19</text:p>
          </table:table-cell>
          <table:table-cell office:value-type="date" office:date-value="2020-02-20T00:00:00" table:formula="of:=[.P3] + 1" table:style-name="ce7">
            <text:p>20</text:p>
          </table:table-cell>
          <table:table-cell office:value-type="date" office:date-value="2020-02-21T00:00:00" table:formula="of:=[.Q3] + 1" table:style-name="ce7">
            <text:p>21</text:p>
          </table:table-cell>
          <table:table-cell office:value-type="date" office:date-value="2020-02-22T00:00:00" table:formula="of:=[.R3] + 1" table:style-name="ce7">
            <text:p>22</text:p>
          </table:table-cell>
          <table:table-cell office:value-type="date" office:date-value="2020-02-23T00:00:00" table:formula="of:=[.S3] + 1" table:style-name="ce7">
            <text:p>23</text:p>
          </table:table-cell>
          <table:table-cell office:value-type="date" office:date-value="2020-02-24T00:00:00" table:formula="of:=[.T3] + 1" table:style-name="ce7">
            <text:p>24</text:p>
          </table:table-cell>
          <table:table-cell office:value-type="date" office:date-value="2020-02-25T00:00:00" table:formula="of:=[.U3] + 1" table:style-name="ce7">
            <text:p>25</text:p>
          </table:table-cell>
          <table:table-cell office:value-type="date" office:date-value="2020-02-26T00:00:00" table:formula="of:=[.V3] + 1" table:style-name="ce7">
            <text:p>26</text:p>
          </table:table-cell>
          <table:table-cell office:value-type="date" office:date-value="2020-02-27T00:00:00" table:formula="of:=[.W3] + 1" table:style-name="ce7">
            <text:p>27</text:p>
          </table:table-cell>
          <table:table-cell office:value-type="date" office:date-value="2020-02-28T00:00:00" table:formula="of:=[.X3] + 1" table:style-name="ce7">
            <text:p>28</text:p>
          </table:table-cell>
          <table:table-cell office:value-type="date" office:date-value="2020-02-29T00:00:00" table:formula="of:=[.Y3] + 1" table:style-name="ce7">
            <text:p>29</text:p>
          </table:table-cell>
          <table:table-cell office:value-type="date" office:date-value="2020-03-01T00:00:00" table:formula="of:=[.Z3] + 1" table:style-name="ce7">
            <text:p>1</text:p>
          </table:table-cell>
          <table:table-cell office:value-type="date" office:date-value="2020-03-02T00:00:00" table:formula="of:=[.AA3] + 1" table:style-name="ce7">
            <text:p>2</text:p>
          </table:table-cell>
          <table:table-cell office:value-type="date" office:date-value="2020-03-03T00:00:00" table:formula="of:=[.AB3] + 1" table:style-name="ce7">
            <text:p>3</text:p>
          </table:table-cell>
          <table:table-cell office:value-type="date" office:date-value="2020-03-04T00:00:00" table:formula="of:=[.AC3] + 1" table:style-name="ce7">
            <text:p>4</text:p>
          </table:table-cell>
          <table:table-cell office:value-type="date" office:date-value="2020-03-05T00:00:00" table:formula="of:=[.AD3] + 1" table:style-name="ce7">
            <text:p>5</text:p>
          </table:table-cell>
          <table:table-cell office:value-type="date" office:date-value="2020-03-06T00:00:00" table:formula="of:=[.AE3] + 1" table:style-name="ce7">
            <text:p>6</text:p>
          </table:table-cell>
          <table:table-cell office:value-type="date" office:date-value="2020-03-07T00:00:00" table:formula="of:=[.AF3] + 1" table:style-name="ce7">
            <text:p>7</text:p>
          </table:table-cell>
          <table:table-cell office:value-type="date" office:date-value="2020-03-08T00:00:00" table:formula="of:=[.AG3] + 1" table:style-name="ce7">
            <text:p>8</text:p>
          </table:table-cell>
          <table:table-cell office:value-type="date" office:date-value="2020-03-09T00:00:00" table:formula="of:=[.AH3] + 1" table:style-name="ce7">
            <text:p>9</text:p>
          </table:table-cell>
          <table:table-cell office:value-type="date" office:date-value="2020-03-10T00:00:00" table:formula="of:=[.AI3] + 1" table:style-name="ce7">
            <text:p>10</text:p>
          </table:table-cell>
          <table:table-cell office:value-type="date" office:date-value="2020-03-11T00:00:00" table:formula="of:=[.AJ3] + 1" table:style-name="ce7">
            <text:p>11</text:p>
          </table:table-cell>
          <table:table-cell office:value-type="date" office:date-value="2020-03-12T00:00:00" table:formula="of:=[.AK3] + 1" table:style-name="ce7">
            <text:p>12</text:p>
          </table:table-cell>
          <table:table-cell office:value-type="date" office:date-value="2020-03-13T00:00:00" table:formula="of:=[.AL3] + 1" table:style-name="ce7">
            <text:p>13</text:p>
          </table:table-cell>
          <table:table-cell office:value-type="date" office:date-value="2020-03-14T00:00:00" table:formula="of:=[.AM3] + 1" table:style-name="ce7">
            <text:p>14</text:p>
          </table:table-cell>
          <table:table-cell office:value-type="date" office:date-value="2020-03-15T00:00:00" table:formula="of:=[.AN3] + 1" table:style-name="ce7">
            <text:p>15</text:p>
          </table:table-cell>
          <table:table-cell office:value-type="date" office:date-value="2020-03-16T00:00:00" table:formula="of:=[.AO3] + 1" table:style-name="ce7">
            <text:p>16</text:p>
          </table:table-cell>
          <table:table-cell office:value-type="date" office:date-value="2020-03-17T00:00:00" table:formula="of:=[.AP3] + 1" table:style-name="ce7">
            <text:p>17</text:p>
          </table:table-cell>
          <table:table-cell office:value-type="date" office:date-value="2020-03-18T00:00:00" table:formula="of:=[.AQ3] + 1" table:style-name="ce7">
            <text:p>18</text:p>
          </table:table-cell>
          <table:table-cell office:value-type="date" office:date-value="2020-03-19T00:00:00" table:formula="of:=[.AR3] + 1" table:style-name="ce7">
            <text:p>19</text:p>
          </table:table-cell>
          <table:table-cell office:value-type="date" office:date-value="2020-03-20T00:00:00" table:formula="of:=[.AS3] + 1" table:style-name="ce7">
            <text:p>20</text:p>
          </table:table-cell>
          <table:table-cell office:value-type="date" office:date-value="2020-03-21T00:00:00" table:formula="of:=[.AT3] + 1" table:style-name="ce7">
            <text:p>21</text:p>
          </table:table-cell>
          <table:table-cell office:value-type="date" office:date-value="2020-03-22T00:00:00" table:formula="of:=[.AU3] + 1" table:style-name="ce7">
            <text:p>22</text:p>
          </table:table-cell>
          <table:table-cell office:value-type="date" office:date-value="2020-03-23T00:00:00" table:formula="of:=[.AV3] + 1" table:style-name="ce7">
            <text:p>23</text:p>
          </table:table-cell>
          <table:table-cell office:value-type="date" office:date-value="2020-03-24T00:00:00" table:formula="of:=[.AW3] + 1" table:style-name="ce7">
            <text:p>24</text:p>
          </table:table-cell>
          <table:table-cell office:value-type="date" office:date-value="2020-03-25T00:00:00" table:formula="of:=[.AX3] + 1" table:style-name="ce7">
            <text:p>25</text:p>
          </table:table-cell>
          <table:table-cell office:value-type="date" office:date-value="2020-03-26T00:00:00" table:formula="of:=[.AY3] + 1" table:style-name="ce7">
            <text:p>26</text:p>
          </table:table-cell>
          <table:table-cell office:value-type="date" office:date-value="2020-03-27T00:00:00" table:formula="of:=[.AZ3] + 1" table:style-name="ce7">
            <text:p>27</text:p>
          </table:table-cell>
          <table:table-cell office:value-type="date" office:date-value="2020-03-28T00:00:00" table:formula="of:=[.BA3] + 1" table:style-name="ce7">
            <text:p>28</text:p>
          </table:table-cell>
          <table:table-cell office:value-type="date" office:date-value="2020-03-29T00:00:00" table:formula="of:=[.BB3] + 1" table:style-name="ce7">
            <text:p>29</text:p>
          </table:table-cell>
          <table:table-cell office:value-type="date" office:date-value="2020-03-30T00:00:00" table:formula="of:=[.BC3] + 1" table:style-name="ce7">
            <text:p>30</text:p>
          </table:table-cell>
          <table:table-cell office:value-type="date" office:date-value="2020-03-31T00:00:00" table:formula="of:=[.BD3] + 1" table:style-name="ce7">
            <text:p>31</text:p>
          </table:table-cell>
          <table:table-cell office:value-type="date" office:date-value="2020-04-01T00:00:00" table:formula="of:=[.BE3] + 1" table:style-name="ce7">
            <text:p>1</text:p>
          </table:table-cell>
          <table:table-cell office:value-type="date" office:date-value="2020-04-02T00:00:00" table:formula="of:=[.BF3] + 1" table:style-name="ce7">
            <text:p>2</text:p>
          </table:table-cell>
          <table:table-cell office:value-type="date" office:date-value="2020-04-03T00:00:00" table:formula="of:=[.BG3] + 1" table:style-name="ce7">
            <text:p>3</text:p>
          </table:table-cell>
          <table:table-cell office:value-type="date" office:date-value="2020-04-04T00:00:00" table:formula="of:=[.BH3] + 1" table:style-name="ce7">
            <text:p>4</text:p>
          </table:table-cell>
          <table:table-cell office:value-type="date" office:date-value="2020-04-05T00:00:00" table:formula="of:=[.BI3] + 1" table:style-name="ce7">
            <text:p>5</text:p>
          </table:table-cell>
          <table:table-cell office:value-type="date" office:date-value="2020-04-06T00:00:00" table:formula="of:=[.BJ3] + 1" table:style-name="ce7">
            <text:p>6</text:p>
          </table:table-cell>
          <table:table-cell office:value-type="date" office:date-value="2020-04-07T00:00:00" table:formula="of:=[.BK3] + 1" table:style-name="ce7">
            <text:p>7</text:p>
          </table:table-cell>
          <table:table-cell office:value-type="date" office:date-value="2020-04-08T00:00:00" table:formula="of:=[.BL3] + 1" table:style-name="ce7">
            <text:p>8</text:p>
          </table:table-cell>
          <table:table-cell office:value-type="date" office:date-value="2020-04-09T00:00:00" table:formula="of:=[.BM3] + 1" table:style-name="ce7">
            <text:p>9</text:p>
          </table:table-cell>
          <table:table-cell office:value-type="date" office:date-value="2020-04-10T00:00:00" table:formula="of:=[.BN3] + 1" table:style-name="ce7">
            <text:p>10</text:p>
          </table:table-cell>
          <table:table-cell office:value-type="date" office:date-value="2020-04-11T00:00:00" table:formula="of:=[.BO3] + 1" table:style-name="ce7">
            <text:p>11</text:p>
          </table:table-cell>
          <table:table-cell office:value-type="date" office:date-value="2020-04-12T00:00:00" table:formula="of:=[.BP3] + 1" table:style-name="ce7">
            <text:p>12</text:p>
          </table:table-cell>
          <table:table-cell office:value-type="date" office:date-value="2020-04-13T00:00:00" table:formula="of:=[.BQ3] + 1" table:style-name="ce7">
            <text:p>13</text:p>
          </table:table-cell>
          <table:table-cell office:value-type="date" office:date-value="2020-04-14T00:00:00" table:formula="of:=[.BR3] + 1" table:style-name="ce7">
            <text:p>14</text:p>
          </table:table-cell>
          <table:table-cell office:value-type="date" office:date-value="2020-04-15T00:00:00" table:formula="of:=[.BS3] + 1" table:style-name="ce7">
            <text:p>15</text:p>
          </table:table-cell>
          <table:table-cell office:value-type="date" office:date-value="2020-04-16T00:00:00" table:formula="of:=[.BT3] + 1" table:style-name="ce7">
            <text:p>16</text:p>
          </table:table-cell>
          <table:table-cell office:value-type="date" office:date-value="2020-04-17T00:00:00" table:formula="of:=[.BU3] + 1" table:style-name="ce7">
            <text:p>17</text:p>
          </table:table-cell>
          <table:table-cell office:value-type="date" office:date-value="2020-04-18T00:00:00" table:formula="of:=[.BV3] + 1" table:style-name="ce7">
            <text:p>18</text:p>
          </table:table-cell>
          <table:table-cell office:value-type="date" office:date-value="2020-04-19T00:00:00" table:formula="of:=[.BW3] + 1" table:style-name="ce8">
            <text:p>19</text:p>
          </table:table-cell>
          <table:table-cell table:number-columns-repeated="16308"/>
        </table:table-row>
        <table:table-row table:style-name="ro2">
          <table:table-cell office:value-type="string" table:style-name="ce9">
            <text:p>TASK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PROGRESS</text:p>
          </table:table-cell>
          <table:table-cell office:value-type="string" table:style-name="ce9">
            <text:p>START</text:p>
          </table:table-cell>
          <table:table-cell office:value-type="string" table:style-name="ce9">
            <text:p>END</text:p>
          </table:table-cell>
          <table:table-cell table:style-name="ce10"/>
          <table:table-cell office:value-type="string" office:string-value="M" table:formula="of:=LEFT(TEXT([.G3];&quot;ddd&quot;);1)" table:style-name="ce11">
            <text:p>M</text:p>
          </table:table-cell>
          <table:table-cell office:value-type="string" office:string-value="T" table:formula="of:=LEFT(TEXT([.H3];&quot;ddd&quot;);1)" table:style-name="ce12">
            <text:p>T</text:p>
          </table:table-cell>
          <table:table-cell office:value-type="string" office:string-value="W" table:formula="of:=LEFT(TEXT([.I3];&quot;ddd&quot;);1)" table:style-name="ce12">
            <text:p>W</text:p>
          </table:table-cell>
          <table:table-cell office:value-type="string" office:string-value="T" table:formula="of:=LEFT(TEXT([.J3];&quot;ddd&quot;);1)" table:style-name="ce12">
            <text:p>T</text:p>
          </table:table-cell>
          <table:table-cell office:value-type="string" office:string-value="F" table:formula="of:=LEFT(TEXT([.K3];&quot;ddd&quot;);1)" table:style-name="ce12">
            <text:p>F</text:p>
          </table:table-cell>
          <table:table-cell office:value-type="string" office:string-value="S" table:formula="of:=LEFT(TEXT([.L3];&quot;ddd&quot;);1)" table:style-name="ce12">
            <text:p>S</text:p>
          </table:table-cell>
          <table:table-cell office:value-type="string" office:string-value="S" table:formula="of:=LEFT(TEXT([.M3];&quot;ddd&quot;);1)" table:style-name="ce12">
            <text:p>S</text:p>
          </table:table-cell>
          <table:table-cell office:value-type="string" office:string-value="M" table:formula="of:=LEFT(TEXT([.N3];&quot;ddd&quot;);1)" table:style-name="ce12">
            <text:p>M</text:p>
          </table:table-cell>
          <table:table-cell office:value-type="string" office:string-value="T" table:formula="of:=LEFT(TEXT([.O3];&quot;ddd&quot;);1)" table:style-name="ce12">
            <text:p>T</text:p>
          </table:table-cell>
          <table:table-cell office:value-type="string" office:string-value="W" table:formula="of:=LEFT(TEXT([.P3];&quot;ddd&quot;);1)" table:style-name="ce12">
            <text:p>W</text:p>
          </table:table-cell>
          <table:table-cell office:value-type="string" office:string-value="T" table:formula="of:=LEFT(TEXT([.Q3];&quot;ddd&quot;);1)" table:style-name="ce12">
            <text:p>T</text:p>
          </table:table-cell>
          <table:table-cell office:value-type="string" office:string-value="F" table:formula="of:=LEFT(TEXT([.R3];&quot;ddd&quot;);1)" table:style-name="ce12">
            <text:p>F</text:p>
          </table:table-cell>
          <table:table-cell office:value-type="string" office:string-value="S" table:formula="of:=LEFT(TEXT([.S3];&quot;ddd&quot;);1)" table:style-name="ce12">
            <text:p>S</text:p>
          </table:table-cell>
          <table:table-cell office:value-type="string" office:string-value="S" table:formula="of:=LEFT(TEXT([.T3];&quot;ddd&quot;);1)" table:style-name="ce12">
            <text:p>S</text:p>
          </table:table-cell>
          <table:table-cell office:value-type="string" office:string-value="M" table:formula="of:=LEFT(TEXT([.U3];&quot;ddd&quot;);1)" table:style-name="ce12">
            <text:p>M</text:p>
          </table:table-cell>
          <table:table-cell office:value-type="string" office:string-value="T" table:formula="of:=LEFT(TEXT([.V3];&quot;ddd&quot;);1)" table:style-name="ce12">
            <text:p>T</text:p>
          </table:table-cell>
          <table:table-cell office:value-type="string" office:string-value="W" table:formula="of:=LEFT(TEXT([.W3];&quot;ddd&quot;);1)" table:style-name="ce12">
            <text:p>W</text:p>
          </table:table-cell>
          <table:table-cell office:value-type="string" office:string-value="T" table:formula="of:=LEFT(TEXT([.X3];&quot;ddd&quot;);1)" table:style-name="ce12">
            <text:p>T</text:p>
          </table:table-cell>
          <table:table-cell office:value-type="string" office:string-value="F" table:formula="of:=LEFT(TEXT([.Y3];&quot;ddd&quot;);1)" table:style-name="ce12">
            <text:p>F</text:p>
          </table:table-cell>
          <table:table-cell office:value-type="string" office:string-value="S" table:formula="of:=LEFT(TEXT([.Z3];&quot;ddd&quot;);1)" table:style-name="ce12">
            <text:p>S</text:p>
          </table:table-cell>
          <table:table-cell office:value-type="string" office:string-value="S" table:formula="of:=LEFT(TEXT([.AA3];&quot;ddd&quot;);1)" table:style-name="ce13">
            <text:p>S</text:p>
          </table:table-cell>
          <table:table-cell office:value-type="string" office:string-value="M" table:formula="of:=LEFT(TEXT([.AB3];&quot;ddd&quot;);1)" table:style-name="ce13">
            <text:p>M</text:p>
          </table:table-cell>
          <table:table-cell office:value-type="string" office:string-value="T" table:formula="of:=LEFT(TEXT([.AC3];&quot;ddd&quot;);1)" table:style-name="ce13">
            <text:p>T</text:p>
          </table:table-cell>
          <table:table-cell office:value-type="string" office:string-value="W" table:formula="of:=LEFT(TEXT([.AD3];&quot;ddd&quot;);1)" table:style-name="ce13">
            <text:p>W</text:p>
          </table:table-cell>
          <table:table-cell office:value-type="string" office:string-value="T" table:formula="of:=LEFT(TEXT([.AE3];&quot;ddd&quot;);1)" table:style-name="ce13">
            <text:p>T</text:p>
          </table:table-cell>
          <table:table-cell office:value-type="string" office:string-value="F" table:formula="of:=LEFT(TEXT([.AF3];&quot;ddd&quot;);1)" table:style-name="ce13">
            <text:p>F</text:p>
          </table:table-cell>
          <table:table-cell office:value-type="string" office:string-value="S" table:formula="of:=LEFT(TEXT([.AG3];&quot;ddd&quot;);1)" table:style-name="ce13">
            <text:p>S</text:p>
          </table:table-cell>
          <table:table-cell office:value-type="string" office:string-value="S" table:formula="of:=LEFT(TEXT([.AH3];&quot;ddd&quot;);1)" table:style-name="ce13">
            <text:p>S</text:p>
          </table:table-cell>
          <table:table-cell office:value-type="string" office:string-value="M" table:formula="of:=LEFT(TEXT([.AI3];&quot;ddd&quot;);1)" table:style-name="ce13">
            <text:p>M</text:p>
          </table:table-cell>
          <table:table-cell office:value-type="string" office:string-value="T" table:formula="of:=LEFT(TEXT([.AJ3];&quot;ddd&quot;);1)" table:style-name="ce13">
            <text:p>T</text:p>
          </table:table-cell>
          <table:table-cell office:value-type="string" office:string-value="W" table:formula="of:=LEFT(TEXT([.AK3];&quot;ddd&quot;);1)" table:style-name="ce13">
            <text:p>W</text:p>
          </table:table-cell>
          <table:table-cell office:value-type="string" office:string-value="T" table:formula="of:=LEFT(TEXT([.AL3];&quot;ddd&quot;);1)" table:style-name="ce13">
            <text:p>T</text:p>
          </table:table-cell>
          <table:table-cell office:value-type="string" office:string-value="F" table:formula="of:=LEFT(TEXT([.AM3];&quot;ddd&quot;);1)" table:style-name="ce13">
            <text:p>F</text:p>
          </table:table-cell>
          <table:table-cell office:value-type="string" office:string-value="S" table:formula="of:=LEFT(TEXT([.AN3];&quot;ddd&quot;);1)" table:style-name="ce13">
            <text:p>S</text:p>
          </table:table-cell>
          <table:table-cell office:value-type="string" office:string-value="S" table:formula="of:=LEFT(TEXT([.AO3];&quot;ddd&quot;);1)" table:style-name="ce13">
            <text:p>S</text:p>
          </table:table-cell>
          <table:table-cell office:value-type="string" office:string-value="M" table:formula="of:=LEFT(TEXT([.AP3];&quot;ddd&quot;);1)" table:style-name="ce13">
            <text:p>M</text:p>
          </table:table-cell>
          <table:table-cell office:value-type="string" office:string-value="T" table:formula="of:=LEFT(TEXT([.AQ3];&quot;ddd&quot;);1)" table:style-name="ce13">
            <text:p>T</text:p>
          </table:table-cell>
          <table:table-cell office:value-type="string" office:string-value="W" table:formula="of:=LEFT(TEXT([.AR3];&quot;ddd&quot;);1)" table:style-name="ce13">
            <text:p>W</text:p>
          </table:table-cell>
          <table:table-cell office:value-type="string" office:string-value="T" table:formula="of:=LEFT(TEXT([.AS3];&quot;ddd&quot;);1)" table:style-name="ce13">
            <text:p>T</text:p>
          </table:table-cell>
          <table:table-cell office:value-type="string" office:string-value="F" table:formula="of:=LEFT(TEXT([.AT3];&quot;ddd&quot;);1)" table:style-name="ce13">
            <text:p>F</text:p>
          </table:table-cell>
          <table:table-cell office:value-type="string" office:string-value="S" table:formula="of:=LEFT(TEXT([.AU3];&quot;ddd&quot;);1)" table:style-name="ce13">
            <text:p>S</text:p>
          </table:table-cell>
          <table:table-cell office:value-type="string" office:string-value="S" table:formula="of:=LEFT(TEXT([.AV3];&quot;ddd&quot;);1)" table:style-name="ce13">
            <text:p>S</text:p>
          </table:table-cell>
          <table:table-cell office:value-type="string" office:string-value="M" table:formula="of:=LEFT(TEXT([.AW3];&quot;ddd&quot;);1)" table:style-name="ce13">
            <text:p>M</text:p>
          </table:table-cell>
          <table:table-cell office:value-type="string" office:string-value="T" table:formula="of:=LEFT(TEXT([.AX3];&quot;ddd&quot;);1)" table:style-name="ce13">
            <text:p>T</text:p>
          </table:table-cell>
          <table:table-cell office:value-type="string" office:string-value="W" table:formula="of:=LEFT(TEXT([.AY3];&quot;ddd&quot;);1)" table:style-name="ce13">
            <text:p>W</text:p>
          </table:table-cell>
          <table:table-cell office:value-type="string" office:string-value="T" table:formula="of:=LEFT(TEXT([.AZ3];&quot;ddd&quot;);1)" table:style-name="ce13">
            <text:p>T</text:p>
          </table:table-cell>
          <table:table-cell office:value-type="string" office:string-value="F" table:formula="of:=LEFT(TEXT([.BA3];&quot;ddd&quot;);1)" table:style-name="ce13">
            <text:p>F</text:p>
          </table:table-cell>
          <table:table-cell office:value-type="string" office:string-value="S" table:formula="of:=LEFT(TEXT([.BB3];&quot;ddd&quot;);1)" table:style-name="ce13">
            <text:p>S</text:p>
          </table:table-cell>
          <table:table-cell office:value-type="string" office:string-value="S" table:formula="of:=LEFT(TEXT([.BC3];&quot;ddd&quot;);1)" table:style-name="ce13">
            <text:p>S</text:p>
          </table:table-cell>
          <table:table-cell office:value-type="string" office:string-value="M" table:formula="of:=LEFT(TEXT([.BD3];&quot;ddd&quot;);1)" table:style-name="ce13">
            <text:p>M</text:p>
          </table:table-cell>
          <table:table-cell office:value-type="string" office:string-value="T" table:formula="of:=LEFT(TEXT([.BE3];&quot;ddd&quot;);1)" table:style-name="ce13">
            <text:p>T</text:p>
          </table:table-cell>
          <table:table-cell office:value-type="string" office:string-value="W" table:formula="of:=LEFT(TEXT([.BF3];&quot;ddd&quot;);1)" table:style-name="ce13">
            <text:p>W</text:p>
          </table:table-cell>
          <table:table-cell office:value-type="string" office:string-value="T" table:formula="of:=LEFT(TEXT([.BG3];&quot;ddd&quot;);1)" table:style-name="ce13">
            <text:p>T</text:p>
          </table:table-cell>
          <table:table-cell office:value-type="string" office:string-value="F" table:formula="of:=LEFT(TEXT([.BH3];&quot;ddd&quot;);1)" table:style-name="ce13">
            <text:p>F</text:p>
          </table:table-cell>
          <table:table-cell office:value-type="string" office:string-value="S" table:formula="of:=LEFT(TEXT([.BI3];&quot;ddd&quot;);1)" table:style-name="ce13">
            <text:p>S</text:p>
          </table:table-cell>
          <table:table-cell office:value-type="string" office:string-value="S" table:formula="of:=LEFT(TEXT([.BJ3];&quot;ddd&quot;);1)" table:style-name="ce13">
            <text:p>S</text:p>
          </table:table-cell>
          <table:table-cell office:value-type="string" office:string-value="M" table:formula="of:=LEFT(TEXT([.BK3];&quot;ddd&quot;);1)" table:style-name="ce13">
            <text:p>M</text:p>
          </table:table-cell>
          <table:table-cell office:value-type="string" office:string-value="T" table:formula="of:=LEFT(TEXT([.BL3];&quot;ddd&quot;);1)" table:style-name="ce13">
            <text:p>T</text:p>
          </table:table-cell>
          <table:table-cell office:value-type="string" office:string-value="W" table:formula="of:=LEFT(TEXT([.BM3];&quot;ddd&quot;);1)" table:style-name="ce13">
            <text:p>W</text:p>
          </table:table-cell>
          <table:table-cell office:value-type="string" office:string-value="T" table:formula="of:=LEFT(TEXT([.BN3];&quot;ddd&quot;);1)" table:style-name="ce13">
            <text:p>T</text:p>
          </table:table-cell>
          <table:table-cell office:value-type="string" office:string-value="F" table:formula="of:=LEFT(TEXT([.BO3];&quot;ddd&quot;);1)" table:style-name="ce13">
            <text:p>F</text:p>
          </table:table-cell>
          <table:table-cell office:value-type="string" office:string-value="S" table:formula="of:=LEFT(TEXT([.BP3];&quot;ddd&quot;);1)" table:style-name="ce13">
            <text:p>S</text:p>
          </table:table-cell>
          <table:table-cell office:value-type="string" office:string-value="S" table:formula="of:=LEFT(TEXT([.BQ3];&quot;ddd&quot;);1)" table:style-name="ce13">
            <text:p>S</text:p>
          </table:table-cell>
          <table:table-cell office:value-type="string" office:string-value="M" table:formula="of:=LEFT(TEXT([.BR3];&quot;ddd&quot;);1)" table:style-name="ce13">
            <text:p>M</text:p>
          </table:table-cell>
          <table:table-cell office:value-type="string" office:string-value="T" table:formula="of:=LEFT(TEXT([.BS3];&quot;ddd&quot;);1)" table:style-name="ce13">
            <text:p>T</text:p>
          </table:table-cell>
          <table:table-cell office:value-type="string" office:string-value="W" table:formula="of:=LEFT(TEXT([.BT3];&quot;ddd&quot;);1)" table:style-name="ce13">
            <text:p>W</text:p>
          </table:table-cell>
          <table:table-cell office:value-type="string" office:string-value="T" table:formula="of:=LEFT(TEXT([.BU3];&quot;ddd&quot;);1)" table:style-name="ce13">
            <text:p>T</text:p>
          </table:table-cell>
          <table:table-cell office:value-type="string" office:string-value="F" table:formula="of:=LEFT(TEXT([.BV3];&quot;ddd&quot;);1)" table:style-name="ce13">
            <text:p>F</text:p>
          </table:table-cell>
          <table:table-cell office:value-type="string" office:string-value="S" table:formula="of:=LEFT(TEXT([.BW3];&quot;ddd&quot;);1)" table:style-name="ce13">
            <text:p>S</text:p>
          </table:table-cell>
          <table:table-cell office:value-type="string" office:string-value="S" table:formula="of:=LEFT(TEXT([.BX3];&quot;ddd&quot;);1)" table:style-name="ce13">
            <text:p>S</text:p>
          </table:table-cell>
          <table:table-cell table:number-columns-repeated="16308"/>
        </table:table-row>
        <table:table-row table:style-name="ro2">
          <table:table-cell office:value-type="string" table:style-name="ce14">
            <text:p>Phase 1: Analyze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8"/>
          <table:table-cell table:number-columns-repeated="16308"/>
        </table:table-row>
        <table:table-row table:style-name="ro2">
          <table:table-cell office:value-type="string" table:style-name="ce22">
            <text:p>Activity 1.1: Analyze the Project Reader</text:p>
          </table:table-cell>
          <table:table-cell office:value-type="string" table:style-name="ce23">
            <text:p>All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2: Brainstorming the problem</text:p>
          </table:table-cell>
          <table:table-cell office:value-type="string" table:style-name="ce23">
            <text:p>Konstant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1T00:00:00" table:style-name="ce25">
            <text:p>11/Feb/20</text:p>
          </table:table-cell>
          <table:table-cell office:value-type="date" office:date-value="2020-02-13T00:00:00" table:style-name="ce25">
            <text:p>13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3: Client interview description</text:p>
          </table:table-cell>
          <table:table-cell office:value-type="string" table:style-name="ce23">
            <text:p>Konstant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3T00:00:00" table:style-name="ce25">
            <text:p>13/Feb/20</text:p>
          </table:table-cell>
          <table:table-cell office:value-type="date" office:date-value="2020-02-18T00:00:00" table:style-name="ce25">
            <text:p>18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4: Gantt Chart</text:p>
          </table:table-cell>
          <table:table-cell office:value-type="string" table:style-name="ce23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5: Project plan</text:p>
          </table:table-cell>
          <table:table-cell office:value-type="string" table:style-name="ce23">
            <text:p>Konstant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2T00:00:00" table:style-name="ce25">
            <text:p>12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2: Designing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1: Writing the User requirement structures</text:p>
          </table:table-cell>
          <table:table-cell office:value-type="string" table:style-name="ce23">
            <text:p>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2: Creating relationships</text:p>
          </table:table-cell>
          <table:table-cell office:value-type="string" table:style-name="ce23">
            <text:p>Peter, Konstantin</text:p>
          </table:table-cell>
          <table:table-cell office:value-type="percentage" office:value="0.8" table:style-name="ce24">
            <text:p>80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19T00:00:00" table:style-name="ce25">
            <text:p>19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3: Prototyping of Web version</text:p>
          </table:table-cell>
          <table:table-cell office:value-type="string" table:style-name="ce23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9T00:00:00" table:style-name="ce25">
            <text:p>19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4: Prototyping of Destop version</text:p>
          </table:table-cell>
          <table:table-cell office:value-type="string" table:style-name="ce23">
            <text:p>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8T00:00:00" table:style-name="ce25">
            <text:p>18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3: Implementation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: Split the work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2: Create a Desktop Widows Form project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3: Create classes Administrator and Manager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03T00:00:00" table:style-name="ce25">
            <text:p>03/Mar/20</text:p>
          </table:table-cell>
          <table:table-cell office:value-type="date" office:date-value="2020-03-04T00:00:00" table:style-name="ce25">
            <text:p>04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4: Create functionalities and instances<text:s/>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5: Create CRUD operations for employee<text:s/></text:p>
          </table:table-cell>
          <table:table-cell office:value-type="string" table:style-name="ce23">
            <text:p>Peter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6: List of information for each employee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05T00:00:00" table:style-name="ce25">
            <text:p>05/Mar/20</text:p>
          </table:table-cell>
          <table:table-cell office:value-type="date" office:date-value="2020-03-07T00:00:00" table:style-name="ce25">
            <text:p>07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7: Information details for each Adm and Empls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8: Create a Web Application project<text:s/>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09T00:00:00" table:style-name="ce25">
            <text:p>09/Mar/20</text:p>
          </table:table-cell>
          <table:table-cell office:value-type="date" office:date-value="2020-03-10T00:00:00" table:style-name="ce25">
            <text:p>10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9: Basic interface for the visualizat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09T00:00:00" table:style-name="ce25">
            <text:p>09/Mar/20</text:p>
          </table:table-cell>
          <table:table-cell office:value-type="date" office:date-value="2020-03-11T00:00:00" table:style-name="ce25">
            <text:p>11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0: Database Selection</text:p>
          </table:table-cell>
          <table:table-cell office:value-type="string" table:style-name="ce23">
            <text:p>Peter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10T00:00:00" table:style-name="ce25">
            <text:p>10/Mar/20</text:p>
          </table:table-cell>
          <table:table-cell office:value-type="date" office:date-value="2020-03-12T00:00:00" table:style-name="ce25">
            <text:p>12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1: Login system</text:p>
          </table:table-cell>
          <table:table-cell office:value-type="string" table:style-name="ce23">
            <text:p>Peter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3-11T00:00:00" table:style-name="ce25">
            <text:p>11/Mar/20</text:p>
          </table:table-cell>
          <table:table-cell office:value-type="date" office:date-value="2020-03-13T00:00:00" table:style-name="ce25">
            <text:p>1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2: Roles and connection with local DB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2T00:00:00" table:style-name="ce25">
            <text:p>12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3: Fundamental UX design and form visualization<text:s/>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3T00:00:00" table:style-name="ce25">
            <text:p>13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4: Fomrs and roles Listing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4T00:00:00" table:style-name="ce25">
            <text:p>14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5: Department informat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5T00:00:00" table:style-name="ce25">
            <text:p>15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6: Shitfs implementation and visualizat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6T00:00:00" table:style-name="ce25">
            <text:p>16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7: Personal detail information Employee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3-17T00:00:00" table:style-name="ce25">
            <text:p>17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4: Testing</text:p>
          </table:table-cell>
          <table:table-cell table:style-name="ce23"/>
          <table:table-cell table:style-name="ce31"/>
          <table:table-cell table:number-columns-repeated="2" table:style-name="ce33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1: Unit Tests for testing all the classes<text:s/>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4-01T00:00:00" table:style-name="ce25">
            <text:p>01/Apr/20</text:p>
          </table:table-cell>
          <table:table-cell office:value-type="date" office:date-value="2020-04-14T00:00:00" table:style-name="ce25">
            <text:p>14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Unit Test for testing all urls paths<text:s/></text:p>
          </table:table-cell>
          <table:table-cell office:value-type="string" table:style-name="ce23">
            <text:p>Peter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4-02T00:00:00" table:style-name="ce25">
            <text:p>02/Apr/20</text:p>
          </table:table-cell>
          <table:table-cell office:value-type="date" office:date-value="2020-04-15T00:00:00" table:style-name="ce25">
            <text:p>15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Monkey testing with the Client</text:p>
          </table:table-cell>
          <table:table-cell office:value-type="string" table:style-name="ce23">
            <text:p>Peter, 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4-03T00:00:00" table:style-name="ce25">
            <text:p>03/Apr/20</text:p>
          </table:table-cell>
          <table:table-cell office:value-type="date" office:date-value="2020-04-16T00:00:00" table:style-name="ce25">
            <text:p>16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3: Fixing bugs session</text:p>
          </table:table-cell>
          <table:table-cell office:value-type="string" table:style-name="ce23">
            <text:p>All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4-04T00:00:00" table:style-name="ce25">
            <text:p>04/Apr/20</text:p>
          </table:table-cell>
          <table:table-cell office:value-type="date" office:date-value="2020-04-17T00:00:00" table:style-name="ce25">
            <text:p>17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5: Deployment</text:p>
          </table:table-cell>
          <table:table-cell table:style-name="ce23"/>
          <table:table-cell table:style-name="ce24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1: Deployment of the Web app version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4-04T00:00:00" table:style-name="ce25">
            <text:p>04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2: Create an executable file for the Desktop app version</text:p>
          </table:table-cell>
          <table:table-cell table:style-name="ce23"/>
          <table:table-cell office:value-type="percentage" office:value="0.01" table:style-name="ce24">
            <text:p>1%</text:p>
          </table:table-cell>
          <table:table-cell office:value-type="date" office:date-value="2020-04-05T00:00:00" table:style-name="ce25">
            <text:p>05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53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6"/>
          <table:table-cell table:number-columns-repeated="16308"/>
        </table:table-row>
        <table:table-row table:style-name="ro2">
          <table:table-cell table:style-name="ce38"/>
          <table:table-cell table:style-name="ce39"/>
          <table:table-cell table:style-name="ce40"/>
          <table:table-cell table:number-columns-repeated="2" table:style-name="ce38"/>
          <table:table-cell table:number-columns-repeated="16379" table:style-name="ce5"/>
        </table:table-row>
        <table:table-row table:number-rows-repeated="1048534" table:style-name="ro2">
          <table:table-cell table:number-columns-repeated="16384"/>
        </table:table-row>
        <table:named-expressions>
          <table:named-range table:name="task_end" table:cell-range-address="Project.$E1" table:base-cell-address="Project.$A$1"/>
          <table:named-range table:name="task_progress" table:cell-range-address="Project.$C1" table:base-cell-address="Project.$A$1"/>
          <table:named-range table:name="task_start" table:cell-range-address="Project.$D1" table:base-cell-address="Proje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 number:style="long"/>
      <number:text>/</number:text>
      <number:month number:textual="true"/>
      <number:text>/</number:text>
      <number:year/>
    </number:date-style>
    <number:date-style style:name="N36">
      <number:day-of-week/>
      <number:text>, </number:text>
      <number:day/>
      <number:text>/</number:text>
      <number:month number:textual="true"/>
      <number:text>/</number:text>
      <number:year number:style="long"/>
    </number:date-style>
    <number:date-style style:name="N37">
      <number:day/>
    </number:date-style>
    <style:style style:name="cf1" style:family="table-cell" style:data-style-name="N0">
      <style:table-cell-properties fo:background-color="#F5F5F5"/>
    </style:style>
    <style:style style:name="cf2" style:family="table-cell" style:data-style-name="N0">
      <style:table-cell-properties fo:border-top="none" fo:border-bottom="none" fo:border-left="thin solid #000000" fo:border-right="thin solid #000000"/>
    </style:style>
    <style:style style:name="cf3" style:family="table-cell" style:data-style-name="N0">
      <style:table-cell-properties fo:background-color="#8F98C3"/>
    </style:style>
    <style:style style:name="cf4" style:family="table-cell" style:data-style-name="N0">
      <style:table-cell-properties fo:border-top="none" fo:border-bottom="none" fo:border-left="thin solid #000000" fo:border-right="thin solid #000000"/>
    </style:style>
    <style:style style:name="cf5" style:family="table-cell" style:data-style-name="N0">
      <style:table-cell-properties fo:border-top="none" fo:border-bottom="none" fo:border-left="thin solid #000000" fo:border-right="thin solid 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able-cell-properties fo:border-left="thin solid #000000" fo:border-right="thin solid 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nstantin Mihaylov</meta:initial-creator>
    <dc:creator>Constantin Mihaylov</dc:creator>
    <meta:creation-date>2020-02-16T11:31:19Z</meta:creation-date>
    <dc:date>2020-02-20T10:48:24Z</dc:date>
  </office:meta>
</office:document-meta>
</file>